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eeeeee" draw:textarea-horizontal-align="justify" draw:textarea-vertical-align="middle" draw:auto-grow-height="false" fo:min-height="12.827cm" fo:min-width="10.073cm"/>
    </style:style>
    <style:style style:name="gr2" style:family="graphic" style:parent-style-name="standard">
      <style:graphic-properties svg:stroke-color="#999999" draw:fill-color="#eeeeee" draw:textarea-horizontal-align="justify" draw:textarea-vertical-align="middle" draw:auto-grow-height="false" fo:min-height="12.227cm" fo:min-width="10.073cm"/>
    </style:style>
    <style:style style:name="gr3" style:family="graphic" style:parent-style-name="standard">
      <style:graphic-properties svg:stroke-color="#999999" draw:fill-color="#eeeeee" draw:textarea-horizontal-align="justify" draw:textarea-vertical-align="middle" draw:auto-grow-height="false" fo:min-height="14.026cm" fo:min-width="10.07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7.75cm" fo:min-width="5.1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7.75cm" fo:min-width="5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0.05cm" fo:min-width="0.622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05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05cm" fo:min-width="0cm"/>
    </style:style>
    <style:style style:name="gr14" style:family="graphic" style:parent-style-name="standard">
      <style:graphic-properties draw:fill="solid" draw:fill-color="#99cc99" draw:textarea-horizontal-align="justify" draw:textarea-vertical-align="middle" draw:auto-grow-height="false" fo:min-height="0.316cm" fo:min-width="0.06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05cm" fo:min-width="0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0.15cm" fo:min-width="0.4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3.3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8cm" fo:min-width="7.368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text-properties fo:text-shadow="none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style:font-name="Courier1" fo:font-size="12pt" style:font-size-asian="12pt" style:font-size-complex="12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4.097cm" svg:height="16.6cm" svg:x="-4.897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4.097cm" svg:height="16cm" svg:x="7.253cm" svg:y="2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4.097cm" svg:height="17.8cm" svg:x="19.4cm" svg:y="0.4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6cm" svg:height="18cm" svg:x="-5.5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8cm" svg:x="27.8cm" svg:y="0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271cm" svg:height="0.962cm" svg:x="1.446cm" svg:y="3.6cm">
          <draw:text-box>
            <text:p><text:span text:style-name="T1">ASPRO 2</text:span></text:p>
          </draw:text-box>
        </draw:frame>
        <draw:frame draw:style-name="gr7" draw:text-style-name="P3" draw:layer="layout" svg:width="2.068cm" svg:height="0.962cm" svg:x="12.4cm" svg:y="4.3cm">
          <draw:text-box>
            <text:p><text:span text:style-name="T2">A2P2</text:span></text:p>
          </draw:text-box>
        </draw:frame>
        <draw:frame draw:style-name="gr8" draw:text-style-name="P4" draw:layer="layout" svg:width="2.437cm" svg:height="0.962cm" svg:x="23.6cm" svg:y="2.5cm">
          <draw:text-box>
            <text:p><text:span text:style-name="T3">p2 API</text:span></text:p>
          </draw:text-box>
        </draw:frame>
        <draw:custom-shape draw:style-name="gr9" draw:text-style-name="P1" draw:layer="layout" svg:width="1.4cm" svg:height="0.6cm" svg:x="17.9cm" svg:y="7.4cm">
          <text:p text:style-name="P1"/>
          <text:p text:style-name="P1"><text:span text:style-name="T4"/></text:p>
          <text:p text:style-name="P1"><text:span text:style-name="T4">RES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5.199cm" svg:height="5.939cm" svg:x="0.401cm" svg:y="5.1cm">
          <draw:text-box>
            <text:list text:style-name="L2">
              <text:list-item>
                <text:p><text:span text:style-name="T5">Prepare Observation/ Send OB :</text:span></text:p>
              </text:list-item>
              <text:list-item>
                <text:p><text:span text:style-name="T6">Target</text:span></text:p>
              </text:list-item>
              <text:list-item>
                <text:p><text:span text:style-name="T6">Calibrator</text:span></text:p>
              </text:list-item>
              <text:list-item>
                <text:p><text:span text:style-name="T6">Date</text:span></text:p>
              </text:list-item>
              <text:list-item>
                <text:p><text:span text:style-name="T6">VLTI conf.</text:span></text:p>
              </text:list-item>
              <text:list-item>
                <text:p><text:span text:style-name="T6">Instrument conf.</text:span></text:p>
              </text:list-item>
            </text:list>
          </draw:text-box>
        </draw:frame>
        <draw:frame draw:style-name="gr11" draw:text-style-name="P5" draw:layer="layout" svg:width="9.837cm" svg:height="8.4cm" svg:x="7.763cm" svg:y="10.7cm">
          <draw:text-box>
            <text:list text:style-name="L2">
              <text:list-header>
                <text:p><text:span text:style-name="T5">Fill ESO Template</text:span></text:p>
              </text:list-header>
              <text:list-item>
                <text:p><text:span text:style-name="T6">according to instr. requirements (template user manual)</text:span></text:p>
                <text:list>
                  <text:list-item>
                    <text:p><text:span text:style-name="T6">DIT = f(mag)</text:span></text:p>
                  </text:list-item>
                  <text:list-item>
                    <text:p><text:span text:style-name="T6">Calib OB vs SCI OB</text:span></text:p>
                  </text:list-item>
                  <text:list-item>
                    <text:p><text:span text:style-name="T6">…</text:span><text:span text:style-name="T6">.</text:span>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5.6cm" svg:height="4.3cm" svg:x="12.3cm" svg:y="6cm">
          <draw:text-box>
            <text:list text:style-name="L2">
              <text:list-header>
                <text:p><text:span text:style-name="T5">Login </text:span><text:span text:style-name="T6">:</text:span></text:p>
                <text:p><text:span text:style-name="T6">user/passwd</text:span></text:p>
                <text:p><text:span text:style-name="T6"/></text:p>
                <text:p><text:span text:style-name="T5">Select Container/Run ID</text:span></text:p>
              </text:list-header>
            </text:list>
          </draw:text-box>
        </draw:frame>
        <draw:frame draw:style-name="gr13" draw:text-style-name="P5" draw:layer="layout" svg:width="5.102cm" svg:height="4.3cm" svg:x="14.5cm" svg:y="14.7cm">
          <draw:text-box>
            <text:list text:style-name="L2">
              <text:list-header>
                <text:p><text:span text:style-name="T5">POST</text:span><text:span text:style-name="T6">:</text:span></text:p>
              </text:list-header>
              <text:list-item>
                <text:p><text:span text:style-name="T6">Full OB</text:span></text:p>
              </text:list-item>
            </text:list>
          </draw:text-box>
        </draw:frame>
        <draw:custom-shape draw:style-name="gr14" draw:text-style-name="P1" draw:layer="layout" svg:width="0.8cm" svg:height="0.8cm" svg:x="0.2cm" svg:y="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8cm" svg:height="0.8cm" svg:x="11.8cm" svg:y="7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8cm" svg:height="0.8cm" svg:x="1.8cm" svg:y="10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5.102cm" svg:height="4.3cm" svg:x="2cm" svg:y="10.7cm">
          <draw:text-box>
            <text:list text:style-name="L2">
              <text:list-header>
                <text:p><text:span text:style-name="T5">Transmit</text:span><text:span text:style-name="T6">:</text:span></text:p>
              </text:list-header>
              <text:list-item>
                <text:p><text:span text:style-name="T6">Partial OB</text:span></text:p>
              </text:list-item>
            </text:list>
          </draw:text-box>
        </draw:frame>
        <draw:custom-shape draw:style-name="gr9" draw:text-style-name="P1" draw:layer="layout" svg:width="1.4cm" svg:height="0.6cm" svg:x="17.9cm" svg:y="14.8cm">
          <text:p text:style-name="P1"/>
          <text:p text:style-name="P1"><text:span text:style-name="T4"/></text:p>
          <text:p text:style-name="P1"><text:span text:style-name="T4">RES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102cm" svg:height="0.8cm" svg:x="6cm" svg:y="11.2cm">
          <text:p text:style-name="P1"/>
          <text:p text:style-name="P1"><text:span text:style-name="T4"/></text:p>
          <text:p text:style-name="P1"><text:span text:style-name="T4">SAM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6" draw:layer="layout" svg:width="5.836cm" svg:height="0.734cm" svg:x="20cm" svg:y="6.322cm">
          <draw:text-box>
            <text:p><text:span text:style-name="T7">api = APIConnection()</text:span></text:p>
          </draw:text-box>
        </draw:frame>
        <draw:frame draw:style-name="gr18" draw:text-style-name="P6" draw:layer="layout" svg:width="3.804cm" svg:height="2.183cm" svg:x="20cm" svg:y="7.922cm">
          <draw:text-box>
            <text:p><text:span text:style-name="T7">getItems()</text:span></text:p>
            <text:p><text:span text:style-name="T7"><text:s text:c="2"/></text:span><text:span text:style-name="T7">getRuns()</text:span></text:p>
            <text:p><text:span text:style-name="T7"><text:s text:c="2"/></text:span><text:span text:style-name="T7">getRun()</text:span></text:p>
            <text:p><text:span text:style-name="T7"><text:s/></text:span></text:p>
          </draw:text-box>
        </draw:frame>
        <draw:frame draw:style-name="gr19" draw:text-style-name="P6" draw:layer="layout" svg:width="7.868cm" svg:height="4.598cm" svg:x="19.753cm" svg:y="12.995cm">
          <draw:text-box>
            <text:p><text:span text:style-name="T7">createFolder()</text:span></text:p>
            <text:p><text:span text:style-name="T7">createOB()</text:span></text:p>
            <text:p><text:span text:style-name="T7">createTemplate()</text:span></text:p>
            <text:p><text:span text:style-name="T7">setTemplateParams()</text:span></text:p>
            <text:p><text:span text:style-name="T7">getSiderealTimeConstraints()</text:span></text:p>
            <text:p><text:span text:style-name="T7">saveSiderealTimeConstraints()</text:span></text:p>
            <text:p><text:span text:style-name="T7">verifyOB()</text:span></text:p>
            <text:p><text:span text:style-name="T7">saveOB()</text:span></text:p>
            <text:p><text:span text:style-name="T7"/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aume Mella</meta:initial-creator>
    <meta:creation-date>2017-11-24T15:48:22.152572481</meta:creation-date>
    <dc:date>2018-03-07T13:43:32.879796916</dc:date>
    <dc:creator>Guillaume Mella</dc:creator>
    <meta:editing-duration>P2DT33M47S</meta:editing-duration>
    <meta:editing-cycles>11</meta:editing-cycles>
    <meta:generator>LibreOffice/4.3.3.2$Linux_X86_64 LibreOffice_project/430m0$Build-2</meta:generator>
    <meta:document-statistic meta:object-count="45"/>
  </office:meta>
</office:document-meta>
</file>